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28in"/>
    </style:style>
    <style:style style:name="co3" style:family="table-column">
      <style:table-column-properties fo:break-before="auto" style:column-width="1.0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source IP</text:p>
          </table:table-cell>
          <table:table-cell office:value-type="string">
            <text:p>destination IP</text:p>
          </table:table-cell>
          <table:table-cell office:value-type="string">
            <text:p>tool name</text:p>
          </table:table-cell>
          <table:table-cell office:value-type="string">
            <text:p>filepath+filename</text:p>
          </table:table-cell>
          <table:table-cell office:value-type="string">
            <text:p>description</text:p>
          </table:table-cell>
          <table:table-cell office:value-type="string">
            <text:p>critical path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8/28/2018 09:05:00AM</text:p>
          </table:table-cell>
          <table:table-cell office:value-type="string">
            <text:p>192.168.10.10</text:p>
          </table:table-cell>
          <table:table-cell office:value-type="string">
            <text:p>192.168.10.15</text:p>
          </table:table-cell>
          <table:table-cell office:value-type="string">
            <text:p>cobalt strike / psexec</text:p>
          </table:table-cell>
          <table:table-cell office:value-type="string">
            <text:p>C:\Windows\System32\wmprep.exe</text:p>
          </table:table-cell>
          <table:table-cell office:value-type="string">
            <text:p>cobalt strike beacon installed as "Windows Management Prep" service</text:p>
          </table:table-cell>
          <table:table-cell office:value-type="string">
            <text:p>Obtained this access by performing a psexec to the workstation from the DC</text:p>
          </table:table-cell>
          <table:table-cell/>
        </table:table-row>
        <table:table-row table:style-name="ro1">
          <table:table-cell office:value-type="string">
            <text:p>8/28/2018 09:06:00AM</text:p>
          </table:table-cell>
          <table:table-cell office:value-type="string">
            <text:p>192.168.10.10</text:p>
          </table:table-cell>
          <table:table-cell office:value-type="string">
            <text:p>192.168.10.15</text:p>
          </table:table-cell>
          <table:table-cell office:value-type="string">
            <text:p>cobalt strike / mimikatz</text:p>
          </table:table-cell>
          <table:table-cell/>
          <table:table-cell office:value-type="string">
            <text:p>ran mimikatz to dump hashes / cleartext on system and obtained DA creds</text:p>
          </table:table-cell>
          <table:table-cell table:number-columns-repeated="2"/>
        </table:table-row>
        <table:table-row table:style-name="ro1">
          <table:table-cell office:value-type="string">
            <text:p>8/28/2018 09:07:00AM</text:p>
          </table:table-cell>
          <table:table-cell office:value-type="string">
            <text:p>192.168.10.15</text:p>
          </table:table-cell>
          <table:table-cell office:value-type="string">
            <text:p>192.168.10.17</text:p>
          </table:table-cell>
          <table:table-cell office:value-type="string">
            <text:p>cobalt strike / net use</text:p>
          </table:table-cell>
          <table:table-cell/>
          <table:table-cell office:value-type="string">
            <text:p>mounted 192.168.10.17 C$ on 192.168.10.15 using credentials dumped from mimikatz</text:p>
          </table:table-cell>
          <table:table-cell office:value-type="string">
            <text:p>identified that the user had a share mapped on the system, but decided to map the entire drive due to user not having access to other files</text:p>
          </table:table-cell>
          <table:table-cell/>
        </table:table-row>
        <table:table-row table:style-name="ro1">
          <table:table-cell office:value-type="string">
            <text:p>8/28/2018 09:09:00AM</text:p>
          </table:table-cell>
          <table:table-cell office:value-type="string">
            <text:p>192.168.10.15</text:p>
          </table:table-cell>
          <table:table-cell office:value-type="string">
            <text:p>192.168.10.17</text:p>
          </table:table-cell>
          <table:table-cell office:value-type="string">
            <text:p>cobalt strike</text:p>
          </table:table-cell>
          <table:table-cell/>
          <table:table-cell office:value-type="string">
            <text:p>performed datamining of the 192.168.10.17 C$ and identified mission critical files</text:p>
          </table:table-cell>
          <table:table-cell office:value-type="string">
            <text:p>used C$ share that was mounted using admin creds</text:p>
          </table:table-cell>
          <table:table-cell office:value-type="string">
            <text:p>Cleaned</text:p>
          </table:table-cell>
        </table:table-row>
        <table:table-row table:style-name="ro1">
          <table:table-cell office:value-type="string">
            <text:p>8/28/2018 09:12:00AM</text:p>
          </table:table-cell>
          <table:table-cell office:value-type="string">
            <text:p>192.168.10.10</text:p>
          </table:table-cell>
          <table:table-cell office:value-type="string">
            <text:p>192.168.10.15</text:p>
          </table:table-cell>
          <table:table-cell office:value-type="string">
            <text:p>cobalt strike / net use</text:p>
          </table:table-cell>
          <table:table-cell/>
          <table:table-cell office:value-type="string">
            <text:p>unmounted file share</text:p>
          </table:table-cell>
          <table:table-cell table:number-columns-repeated="2"/>
        </table:table-row>
        <table:table-row table:style-name="ro1">
          <table:table-cell office:value-type="string">
            <text:p>date</text:p>
          </table:table-cell>
          <table:table-cell office:value-type="string">
            <text:p>source IP</text:p>
          </table:table-cell>
          <table:table-cell office:value-type="string">
            <text:p>destination IP</text:p>
          </table:table-cell>
          <table:table-cell office:value-type="string">
            <text:p>tool name</text:p>
          </table:table-cell>
          <table:table-cell office:value-type="string">
            <text:p>filepath+filename</text:p>
          </table:table-cell>
          <table:table-cell office:value-type="string">
            <text:p>description</text:p>
          </table:table-cell>
          <table:table-cell office:value-type="string">
            <text:p>critical path</text:p>
          </table:table-cell>
          <table:table-cell office:value-type="string">
            <text:p>statu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8/31/2018</text:date>, <text:time>13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5$Win32 OpenOffice.org_project/415m1$Build-9789</meta:generator>
    <dc:date>2018-08-31T13:24:26.38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